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6.549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326fbe" style:font-size-asian="16pt" style:font-size-complex="16pt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152a0c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3b5f80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132445" officeooo:paragraph-rsid="0013244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393920" officeooo:paragraph-rsid="0039392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5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background-color="transparent" loext:char-shading-value="0" style:font-size-asian="16pt" style:font-size-complex="16pt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4" style:family="text">
      <style:text-properties officeooo:rsid="00152a0c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Arial1" fo:font-size="16pt" fo:background-color="transparent" loext:char-shading-value="0" style:font-size-asian="16pt" style:font-size-complex="16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officeooo:rsid="004e063b"/>
    </style:style>
    <style:style style:name="T9" style:family="text">
      <style:text-properties style:use-window-font-color="true" loext:opacity="0%" officeooo:rsid="00565243"/>
    </style:style>
    <style:style style:name="T10" style:family="text">
      <style:text-properties style:use-window-font-color="true" loext:opacity="0%" style:text-underline-style="solid" style:text-underline-width="auto" style:text-underline-color="font-color" officeooo:rsid="00565243"/>
    </style:style>
    <style:style style:name="T11" style:family="text">
      <style:text-properties officeooo:rsid="0030c8e9"/>
    </style:style>
    <style:style style:name="T12" style:family="text">
      <style:text-properties officeooo:rsid="003b5f80"/>
    </style:style>
    <style:style style:name="T13" style:family="text">
      <style:text-properties officeooo:rsid="004c1d3e"/>
    </style:style>
    <style:style style:name="T14" style:family="text">
      <style:text-properties officeooo:rsid="004c246d"/>
    </style:style>
    <style:style style:name="T15" style:family="text">
      <style:text-properties officeooo:rsid="0056ebef"/>
    </style:style>
    <style:style style:name="T16" style:family="text">
      <style:text-properties officeooo:rsid="0057ad4d"/>
    </style:style>
    <style:style style:name="T17" style:family="text">
      <style:text-properties officeooo:rsid="0058aef5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Luis Fillipe Aires Souza</text:p>
          </table:table-cell>
          <table:table-cell table:style-name="Tabela2.B1" office:value-type="string">
            <text:p text:style-name="P11"><text:span text:style-name="T3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3"><text:s/></text:span><text:a xlink:type="simple" xlink:href="https://wa.me/5551994454055" text:style-name="Internet_20_link" text:visited-style-name="Visited_20_Internet_20_Link"><text:span text:style-name="T7">(51) 99445-4055</text:span></text:a></text:p>
            <text:p text:style-name="P11"><text:span text:style-name="T3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3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3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2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Objetivo</text:p>
          </table:table-cell>
          <table:table-cell table:style-name="Tabela1.B1" office:value-type="string">
            <text:p text:style-name="P3">Ingressar na área de tecnologia da informação e atuar como desenvolvedor web.</text:p>
          </table:table-cell>
        </table:table-row>
        <table:table-row table:style-name="Tabela1.2">
          <table:table-cell table:style-name="Tabela1.A2" office:value-type="string">
            <text:p text:style-name="P9">Formação</text:p>
          </table:table-cell>
          <table:table-cell table:style-name="Tabela1.B2" office:value-type="string">
            <text:p text:style-name="P4"><text:span text:style-name="T11">Tecnólogo </text:span>Análise e desenvolvimento de sistemas (2021) – FAQI – <text:span text:style-name="T11">Aluno Laureado</text:span><text:span text:style-name="T11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3"/>
            <text:p text:style-name="P3">Técnico Recursos humanos (2017) – SENAC</text:p>
            <text:p text:style-name="P3"/>
            <text:p text:style-name="P6">Veja <text:span text:style-name="T17">mais</text:span> em:</text:p>
            <text:p text:style-name="P14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6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9">Habilidades</text:p>
          </table:table-cell>
          <table:table-cell table:style-name="Tabela1.B3" office:value-type="string">
            <text:p text:style-name="P3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10">Projetos</text:p>
          </table:table-cell>
          <table:table-cell table:style-name="Tabela1.B4" office:value-type="string">
            <text:p text:style-name="P8"><text:span text:style-name="T10">U</text:span><text:a xlink:type="simple" xlink:href="https://universodasmensagens.com/" text:style-name="Internet_20_link" text:visited-style-name="Visited_20_Internet_20_Link"><text:span text:style-name="T5">niversodas</text:span><text:span text:style-name="T9">M</text:span><text:span text:style-name="T5">ensagens.</text:span><text:span text:style-name="T8">com</text:span></text:a></text:p>
            <text:list text:style-name="L1">
              <text:list-item>
                <text:p text:style-name="P16"><text:span text:style-name="T15">S</text:span>ite criado <text:span text:style-name="T16">desenvolvendo</text:span> de um sistema de gerenciamento de conteúdo (CMS) <text:span text:style-name="T12">em PHP </text:span>para o cadastro de postagens em banco de dados <text:span text:style-name="T12">MySQL.</text:span></text:p>
              </text:list-item>
            </text:list>
            <text:p text:style-name="P2"/>
            <text:p text:style-name="P5"><text:a xlink:type="simple" xlink:href="https://triggertaps.top/" text:style-name="Internet_20_link" text:visited-style-name="Visited_20_Internet_20_Link"><text:span text:style-name="T5">TriggerTaps</text:span></text:a></text:p>
            <text:list text:style-name="L2">
              <text:list-item>
                <text:p text:style-name="P17"><text:span text:style-name="T15">J</text:span><text:span text:style-name="T13">ogo</text:span> <text:span text:style-name="T15">desenvolvido </text:span>em JavaScript <text:span text:style-name="T14">utilizando a Canvas API.</text:span><text:line-break/></text:p>
              </text:list-item>
            </text:list>
            <text:p text:style-name="P7">Veja <text:span text:style-name="T12">mais informações </text:span>dos projetos que desenvolvi em:</text:p>
            <text:p text:style-name="P15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text:span text:style-name="T1"><text:s/></text:span><text:a xlink:type="simple" xlink:href="http://github.com/LuisFAires" text:style-name="Internet_20_link" text:visited-style-name="Visited_20_Internet_20_Link"><text:span text:style-name="T6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9">Experiência <text:span text:style-name="T4">profissional</text:span></text:p>
          </table:table-cell>
          <table:table-cell table:style-name="Tabela1.B5" office:value-type="string">
            <text:p text:style-name="P3">Estagiário (2018) – Iper imóveis.</text:p>
            <text:list text:style-name="L3">
              <text:list-item>
                <text:p text:style-name="P18">Telemarketing e atendimento de clientes em loja.<text:line-break/></text:p>
              </text:list-item>
            </text:list>
            <text:p text:style-name="P3">Auxiliar de expedição (2015) – Astória papéis.</text:p>
            <text:list text:style-name="L4">
              <text:list-item>
                <text:p text:style-name="P19">Recebimento, armazenagem, conferência, separação e expedição de mercadoria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4-01-30T19:37:48.638000000</dc:date>
    <meta:editing-duration>P2DT13H55M27S</meta:editing-duration>
    <meta:editing-cycles>64</meta:editing-cycles>
    <meta:generator>LibreOffice/7.5.9.2$Windows_X86_64 LibreOffice_project/cdeefe45c17511d326101eed8008ac4092f278a9</meta:generator>
    <meta:document-statistic meta:table-count="2" meta:image-count="6" meta:object-count="0" meta:page-count="2" meta:paragraph-count="25" meta:word-count="128" meta:character-count="951" meta:non-whitespace-character-count="840"/>
  </office:meta>
</office:document-meta>
</file>